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nux Libertine" svg:font-family="'Linux Libertine', Georgia, Times, serif"/>
    <style:font-face style:name="OpenSymbol" svg:font-family="OpenSymbol"/>
    <style:font-face style:name="Tahoma1" svg:font-family="Tahoma"/>
    <style:font-face style:name="sans-serif" svg:font-family="sans-serif"/>
    <style:font-face style:name="trebuchet ms" svg:font-family="'trebuchet ms', arial, tahoma, verdan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normal" style:font-weight-asian="normal" style:font-weight-complex="normal"/>
    </style:style>
    <style:style style:name="P3" style:family="paragraph" style:parent-style-name="Heading_20_1">
      <style:paragraph-properties fo:text-align="center" style:justify-single-word="false"/>
      <style:text-properties style:font-name="Arial"/>
    </style:style>
    <style:style style:name="P4" style:family="paragraph" style:parent-style-name="Heading_20_2">
      <style:text-properties style:font-name="Arial"/>
    </style:style>
    <style:style style:name="T1" style:family="text">
      <style:text-properties style:font-name="Ari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font-variant="normal" fo:text-transform="none" fo:color="#000000" style:font-name="Linux Libertine" fo:letter-spacing="normal" fo:language="fr" fo:country="FR" fo:font-style="normal" fo:font-weight="bold" style:font-weight-asian="bold" style:font-weight-complex="bold"/>
    </style:style>
    <style:style style:name="T5" style:family="text">
      <style:text-properties fo:font-variant="normal" fo:text-transform="none" fo:color="#000000" fo:letter-spacing="normal" fo:language="fr" fo:country="FR" fo:font-style="normal" fo:font-weight="bold" style:font-weight-asian="bold" style:font-weight-complex="bold"/>
    </style:style>
    <style:style style:name="T6" style:family="text">
      <style:text-properties fo:font-variant="normal" fo:text-transform="none" fo:color="#000000" style:font-name="trebuchet ms" fo:letter-spacing="normal" fo:language="fr" fo:country="FR" fo:font-style="normal"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Test Symfony 4 – Romain - octobre 2018</text:h>
      <text:p text:style-name="P1"/>
      <text:p text:style-name="P1"/>
      <text:h text:style-name="P4" text:outline-level="2">Réalisez un site en utilisant le framework Symfony 4</text:h>
      <text:h text:style-name="Heading_20_3" text:outline-level="3"><text:span text:style-name="T1">Instructions personelles</text:span></text:h>
      <text:p text:style-name="P1"/>
      <text:p text:style-name="P1">Le thème est: <text:bookmark text:name="Doctrines_g.C3.A9n.C3.A9rales"/><text:span text:style-name="T5">Doctrines générales</text:span></text:p>
      <text:p text:style-name="P1"><text:span text:style-name="T5"/></text:p>
      <text:p text:style-name="P1"><text:span text:style-name="T2"/></text:p>
      <text:p text:style-name="P1"><text:span text:style-name="T2"/></text:p>
      <text:p text:style-name="P2">Le template de base à utiliser est celui-ci:</text:p>
      <text:p text:style-name="P2"/>
      <text:p text:style-name="P2"><text:a xlink:type="simple" xlink:href="https://blackrockdigital.github.io/startbootstrap-creative/" text:style-name="Internet_20_link" text:visited-style-name="Visited_20_Internet_20_Link">https://blackrockdigital.github.io/startbootstrap-creative/</text:a></text:p>
      <text:p text:style-name="P2"/>
      <text:p text:style-name="P1"><text:a xlink:type="simple" xlink:href="https://sym4.webdev-cf2m.be/" text:style-name="Internet_20_link" text:visited-style-name="Visited_20_Internet_20_Link"/></text:p>
      <text:p text:style-name="P1">Ta base de donnée et tes fichiers se trouvent à cette adresse:</text:p>
      <text:p text:style-name="P1"/>
      <text:p text:style-name="P1"><text:a xlink:type="simple" xlink:href="https://github.com/WebDevCF2018/prepaTestSymfony4/tree/yourtest/yourtest" text:style-name="Internet_20_link" text:visited-style-name="Visited_20_Internet_20_Link">https://github.com/WebDevCF2018/prepaTestSymfony4/tree/yourtest/yourtest</text:a></text:p>
      <text:p text:style-name="P1"/>
      <text:p text:style-name="P1"/>
      <text:p text:style-name="P1">Crée le dépot sur github à ce nom: <text:a xlink:type="simple" xlink:href="https://github.com/WebDevCF2018/sym4_romain" text:style-name="Internet_20_link" text:visited-style-name="Visited_20_Internet_20_Link">https://github.com/WebDevCF2018/sym4_romain</text:a></text:p>
      <text:p text:style-name="P1"/>
      <text:p text:style-name="P1">N'oublie pas de faire des commit et des push régulièrement !</text:p>
      <text:p text:style-name="P1"/>
      <text:p text:style-name="P1">Pour que je puisse avoir l'accès à l'admin: </text:p>
      <text:p text:style-name="P1"/>
      <text:p text:style-name="P1">login: Romain</text:p>
      <text:p text:style-name="P1">password: TheBeautifulWorld</text:p>
      <text:p text:style-name="P1"><text:span text:style-name="T3"/></text:p>
      <text:p text:style-name="P1"><text:span text:style-name="T7"/></text:p>
      <text:p text:style-name="P2">Sur la page d'accueil je souhaite qu'il y ai 300 caractères par article,</text:p>
      <text:p text:style-name="P2">sur les sections 500 caractères par article.</text:p>
      <text:p text:style-name="P1"/>
      <text:p text:style-name="P1"/>
      <text:h text:style-name="Heading_20_3" text:outline-level="3">Temps de réalisation</text:h>
      <text:p text:style-name="P1"/>
      <text:p text:style-name="P1">Approximativement 12 heures</text:p>
      <text:p text:style-name="P1"/>
      <text:p text:style-name="P1"/>
      <text:h text:style-name="Heading_20_3" text:outline-level="3">Bon travail à toi !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nux Libertine" svg:font-family="'Linux Libertine', Georgia, Times, serif"/>
    <style:font-face style:name="OpenSymbol" svg:font-family="OpenSymbol"/>
    <style:font-face style:name="Tahoma1" svg:font-family="Tahoma"/>
    <style:font-face style:name="sans-serif" svg:font-family="sans-serif"/>
    <style:font-face style:name="trebuchet ms" svg:font-family="'trebuchet ms', arial, tahoma, verdan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16M22S</meta:editing-duration>
    <meta:editing-cycles>9</meta:editing-cycles>
    <meta:generator>OpenOffice/4.1.5$Win32 OpenOffice.org_project/415m1$Build-9789</meta:generator>
    <dc:date>2018-10-21T21:09:09.93</dc:date>
    <dc:creator>Michael Pitz</dc:creator>
    <meta:document-statistic meta:table-count="0" meta:image-count="0" meta:object-count="0" meta:page-count="1" meta:paragraph-count="18" meta:word-count="109" meta:character-count="788"/>
    <meta:user-defined meta:name="Info 1"/>
    <meta:user-defined meta:name="Info 2"/>
    <meta:user-defined meta:name="Info 3"/>
    <meta:user-defined meta:name="Info 4"/>
  </office:meta>
</office:document-meta>
</file>